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6B000000358834D150.png" manifest:media-type="image/png"/>
  <manifest:file-entry manifest:full-path="Pictures/10000000000003200000025800EFCCE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automatic" presentation:transition-speed="fast" presentation:duration="PT120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101cm" fo:min-width="3.5cm"/>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style:protect="size"/>
    </style:style>
    <style:style style:name="gr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6cm" fo:padding-top="0.2cm" fo:padding-bottom="0.2cm" fo:padding-left="0.4cm" fo:padding-right="0.4cm" fo:wrap-option="wrap" draw:shadow="hidden"/>
    </style:style>
    <style:style style:name="gr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6.114cm" fo:padding-top="0.2cm" fo:padding-bottom="0.2cm" fo:padding-left="0.4cm" fo:padding-right="0.4cm" fo:wrap-option="wrap" draw:shadow="hidden"/>
    </style:style>
    <style:style style:name="gr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6.013cm" fo:padding-top="0.2cm" fo:padding-bottom="0.2cm" fo:padding-left="0.4cm" fo:padding-right="0.4cm" fo:wrap-option="wrap" draw:shadow="hidden"/>
    </style:style>
    <style:style style:name="gr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5.097cm" fo:padding-top="0.2cm" fo:padding-bottom="0.2cm" fo:padding-left="0.4cm" fo:padding-right="0.4cm" fo:wrap-option="wrap" draw:shadow="hidden"/>
    </style:style>
    <style:style style:name="gr1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8.1cm" fo:padding-top="0.2cm" fo:padding-bottom="0.2cm" fo:padding-left="0.4cm" fo:padding-right="0.4cm" fo:wrap-option="wrap" draw:shadow="hidden"/>
    </style:style>
    <style:style style:name="gr11"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1cm" fo:padding-top="0.2cm" fo:padding-bottom="0.2cm" fo:padding-left="0.4cm" fo:padding-right="0.4cm" fo:wrap-option="wrap" draw:shadow="hidden"/>
    </style:style>
    <style:style style:name="gr12"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233cm" fo:padding-top="0.2cm" fo:padding-bottom="0.2cm" fo:padding-left="0.4cm" fo:padding-right="0.4cm" fo:wrap-option="wrap" draw:shadow="hidden"/>
    </style:style>
    <style:style style:name="gr13"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989cm" fo:padding-top="0.2cm" fo:padding-bottom="0.2cm" fo:padding-left="0.4cm" fo:padding-right="0.4cm" fo:wrap-option="wrap" draw:shadow="hidden"/>
    </style:style>
    <style:style style:name="pr1" style:family="presentation" style:parent-style-name="По_20_подразбиране-title">
      <style:graphic-properties draw:stroke="none" draw:fill="none" draw:fill-color="#ffffff" draw:textarea-horizontal-align="justify" draw:textarea-vertical-align="bottom" draw:auto-grow-height="true" draw:auto-grow-width="false" fo:min-height="3.537cm" fo:min-width="0cm" fo:padding-top="0cm" fo:padding-bottom="0cm" fo:padding-left="0cm" fo:padding-right="0cm" fo:wrap-option="wrap" draw:shadow="hidden" draw:shadow-color="#808080"/>
    </style:style>
    <style:style style:name="pr2" style:family="presentation" style:parent-style-name="По_20_подразбиране-notes">
      <style:graphic-properties draw:stroke="none" draw:fill="none" draw:fill-color="#ffffff" draw:auto-grow-height="true" fo:min-height="12.79cm" draw:shadow="hidden"/>
    </style:style>
    <style:style style:name="pr3" style:family="presentation" style:parent-style-name="По_20_подразбиране-title">
      <style:graphic-properties draw:fill-color="#ffffff" draw:auto-grow-height="true" fo:min-height="3.273cm"/>
    </style:style>
    <style:style style:name="pr4" style:family="presentation" style:parent-style-name="По_20_подразбиране-notes">
      <style:graphic-properties draw:fill-color="#ffffff" fo:min-height="12.539cm"/>
    </style:style>
    <style:style style:name="pr5" style:family="presentation" style:parent-style-name="По_20_подразбиране-title">
      <style:graphic-properties draw:stroke="none" draw:fill="none" draw:fill-color="#ffffff" draw:textarea-horizontal-align="justify" draw:textarea-vertical-align="middle" draw:auto-grow-height="true" draw:auto-grow-width="false" fo:min-height="2.268cm" fo:min-width="0cm" fo:padding-top="0.13cm" fo:padding-bottom="0.13cm" fo:padding-left="0.25cm" fo:padding-right="0.25cm" fo:wrap-option="wrap" draw:shadow="hidden" draw:shadow-color="#808080"/>
    </style:style>
    <style:style style:name="pr6" style:family="presentation" style:parent-style-name="По_20_подразбиране-outline1">
      <style:graphic-properties draw:stroke="none" draw:fill="none" draw:fill-color="#ffffff" draw:textarea-horizontal-align="justify" draw:textarea-vertical-align="top" draw:auto-grow-height="true" draw:auto-grow-width="false" fo:min-height="14.549cm" fo:min-width="0cm" fo:padding-top="0.128cm" fo:padding-bottom="0.128cm" fo:padding-left="0.256cm" fo:padding-right="0.256cm" fo:wrap-option="wrap" draw:shadow="hidden" draw:shadow-color="#808080"/>
    </style:style>
    <style:style style:name="pr7" style:family="presentation" style:parent-style-name="По_20_подразбиране-title">
      <style:graphic-properties draw:fill-color="#ffffff" fo:min-height="3.023cm"/>
    </style:style>
    <style:style style:name="pr8" style:family="presentation" style:parent-style-name="По_20_подразбиране-outline1">
      <style:graphic-properties draw:fill-color="#ffffff" fo:min-height="14.825cm"/>
    </style:style>
    <style:style style:name="pr9" style:family="presentation" style:parent-style-name="По_20_подразбиране-outline1">
      <style:graphic-properties draw:stroke="none" draw:fill="none" draw:fill-color="#ffffff" draw:textarea-horizontal-align="justify" draw:textarea-vertical-align="top" draw:auto-grow-height="true" draw:auto-grow-width="false" fo:min-height="3.149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95%"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family="Arial" style:font-family-generic="swiss" style:font-pitch="variable" fo:font-size="28pt" fo:text-shadow="1pt 1pt" fo:font-weight="bold" style:font-family-asian="Arial" style:font-family-generic-asian="swiss" style:font-pitch-asian="variable" style:font-size-asian="28pt" style:font-weight-asian="bold" style:font-family-complex="Arial" style:font-family-generic-complex="swiss" style:font-pitch-complex="variable" style:font-size-complex="28pt" style:font-weight-complex="bold"/>
    </style:style>
    <style:style style:name="P5" style:family="paragraph">
      <style:paragraph-properties fo:margin-left="0cm" fo:margin-right="0cm" fo:margin-top="0.661cm" fo:margin-bottom="0cm" fo:line-height="100%" fo:text-indent="0cm"/>
    </style:style>
    <style:style style:name="P6" style:family="paragraph">
      <style:paragraph-properties style:writing-mode="lr-tb"/>
      <style:text-properties fo:font-family="Arial" style:font-family-generic="swiss" style:font-pitch="variable"/>
    </style:style>
    <style:style style:name="P7" style:family="paragraph">
      <style:paragraph-properties style:writing-mode="lr-tb"/>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size="12pt"/>
    </style:style>
    <style:style style:name="P10" style:family="paragraph">
      <style:paragraph-properties fo:margin-left="0cm" fo:margin-right="0cm" fo:line-height="85%" fo:text-indent="0cm"/>
    </style:style>
    <style:style style:name="P11" style:family="paragraph">
      <style:paragraph-properties fo:margin-left="0cm" fo:margin-right="0cm" fo:margin-top="0.564cm" fo:margin-bottom="0cm" fo:line-height="95%" fo:text-indent="0cm" style:punctuation-wrap="simple" style:line-break="normal"/>
    </style:style>
    <style:style style:name="P12" style:family="paragraph">
      <style:paragraph-properties fo:margin-left="0.948cm" fo:margin-right="0cm" fo:text-indent="-0.948cm" style:writing-mode="lr-tb"/>
    </style:style>
    <style:style style:name="P13" style:family="paragraph">
      <style:paragraph-properties fo:margin-left="0cm" fo:margin-right="0cm" fo:margin-top="0.26cm" fo:margin-bottom="0cm" fo:line-height="100%"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14" style:family="paragraph">
      <style:paragraph-properties fo:margin-left="0cm" fo:margin-right="0cm" fo:margin-top="0.26cm" fo:margin-bottom="0cm" fo:line-height="100%" fo:text-indent="0cm"/>
    </style:style>
    <style:style style:name="P15" style:family="paragraph">
      <style:paragraph-properties fo:margin-left="0.948cm" fo:margin-right="0cm" fo:margin-top="0.26cm" fo:margin-bottom="0cm" fo:line-height="100%" fo:text-indent="-0.948cm"/>
      <style:text-properties fo:font-size="26pt" style:font-size-asian="26pt" style:font-size-complex="26pt"/>
    </style:style>
    <style:style style:name="P16" style:family="paragraph">
      <style:paragraph-properties fo:margin-left="0cm" fo:margin-right="0cm" fo:line-height="105%" fo:text-indent="0cm"/>
    </style:style>
    <style:style style:name="P17" style:family="paragraph">
      <style:paragraph-properties text:enable-numbering="false" fo:margin-left="0cm" fo:margin-right="0cm" fo:line-height="105%" fo:text-indent="0cm" style:writing-mode="lr-tb"/>
      <style:text-properties fo:font-size="18pt" style:font-size-asian="18pt" style:font-size-complex="18pt"/>
    </style:style>
    <style:style style:name="P18" style:family="paragraph">
      <style:paragraph-properties fo:margin-left="0.948cm" fo:margin-right="0cm" fo:text-indent="-0.948cm"/>
      <style:text-properties fo:font-size="26pt" style:font-size-asian="26pt" style:font-size-complex="26pt"/>
    </style:style>
    <style:style style:name="P19" style:family="paragraph">
      <style:paragraph-properties fo:margin-left="0cm" fo:margin-right="0cm" fo:text-indent="0cm"/>
      <style:text-properties fo:font-size="36pt" style:font-size-asian="36pt" style:font-size-complex="36pt"/>
    </style:style>
    <style:style style:name="P20" style:family="paragraph">
      <style:paragraph-properties fo:margin-left="0.948cm" fo:margin-right="0cm" fo:text-indent="-0.948cm"/>
    </style:style>
    <style:style style:name="P21" style:family="paragraph">
      <style:paragraph-properties fo:margin-left="0.948cm" fo:margin-right="0cm" fo:margin-top="1.058cm" fo:margin-bottom="0cm" fo:line-height="95%" fo:text-indent="-0.948cm" style:punctuation-wrap="simple" style:line-break="normal"/>
    </style:style>
    <style:style style:name="T1" style:family="text">
      <style:text-properties fo:color="#000000" fo:font-size="44pt" fo:language="en" fo:country="GB" style:font-size-asian="44pt" style:font-size-complex="44pt"/>
    </style:style>
    <style:style style:name="T2" style:family="text">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letter-kerning="true" style:font-family-asian="Arial" style:font-family-generic-asian="swiss" style:font-pitch-asian="variable" style:font-size-asian="28pt" style:font-style-asian="normal" style:font-weight-asian="bold" style:font-family-complex="Arial" style:font-family-generic-complex="swiss" style:font-pitch-complex="variable" style:font-size-complex="28pt" style:font-style-complex="normal" style:font-weight-complex="bold" style:text-emphasize="none" style:font-relief="none"/>
    </style:style>
    <style:style style:name="T3" style:family="text">
      <style:text-properties fo:color="#000000" fo:font-family="Arial" style:font-family-generic="swiss" style:font-pitch="variable" fo:font-size="30pt" fo:language="en" fo:country="GB" style:font-size-asian="30pt" style:font-size-complex="30pt"/>
    </style:style>
    <style:style style:name="T4" style:family="text">
      <style:text-properties fo:language="en" fo:country="GB"/>
    </style:style>
    <style:style style:name="T5" style:family="text">
      <style:text-properties fo:color="#000000" style:text-outline="false"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text-emphasize="none" style:font-relief="none"/>
    </style:style>
    <style:style style:name="T6" style:family="text">
      <style:text-properties fo:font-size="26pt" style:font-size-asian="26pt" style:font-size-complex="26pt"/>
    </style:style>
    <style:style style:name="T7" style:family="text">
      <style:text-properties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8" style:family="text">
      <style:text-properties fo:font-size="36pt" style:font-size-asian="36pt" style:font-size-complex="36pt"/>
    </style:style>
    <style:style style:name="T9" style:family="text">
      <style:text-properties fo:font-size="22pt" style:font-size-asian="22pt" style:font-size-complex="22pt"/>
    </style:style>
    <style:style style:name="T10" style:family="text">
      <style:text-properties fo:font-family="'Courier New'" style:font-family-generic="modern" style:font-pitch="fixed" fo:font-size="22pt" style:font-size-asian="22pt" style:font-size-complex="22pt"/>
    </style:style>
    <style:style style:name="T11" style:family="text">
      <style:text-properties fo:font-size="24pt" style:font-size-asian="24pt" style:font-size-complex="24pt"/>
    </style:style>
    <style:style style:name="T12" style:family="text">
      <style:text-properties fo:font-family="'Courier New'" style:font-family-generic="modern" style:font-pitch="fixed" fo:font-size="26pt" style:font-size-asian="26pt" style:font-size-complex="26pt"/>
    </style:style>
    <style:style style:name="T13" style:family="text">
      <style:text-properties fo:font-size="60pt" fo:language="en" fo:country="GB" style:font-size-asian="60pt" style:font-size-complex="6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2006 National Academy for Software Development - http://academy.devbg.org</presentation:footer-decl>
      <presentation:date-time-decl presentation:name="dtd1" presentation:source="current-date" style:data-style-name="D3"/>
      <draw:page draw:name="page1" draw:style-name="dp1" draw:master-page-name="По_20_подразбиране" presentation:presentation-page-layout-name="AL1T0" presentation:use-date-time-name="dtd1">
        <office:forms form:automatic-focus="false" form:apply-design-mode="false"/>
        <draw:frame presentation:style-name="pr1" draw:text-style-name="P2" draw:layer="layout" svg:width="16.003cm" svg:height="3.537cm" svg:x="4.701cm" svg:y="4.224cm" presentation:class="title" presentation:user-transformed="true">
          <draw:text-box>
            <text:p text:style-name="P1"><text:span text:style-name="T1">Perl Programming Course</text:span></text:p>
          </draw:text-box>
        </draw:frame>
        <draw:frame draw:style-name="gr1" draw:text-style-name="P4" draw:layer="layout" svg:width="4.2cm" svg:height="1.352cm" svg:x="10.6cm" svg:y="8.149cm">
          <draw:text-box>
            <text:p text:style-name="P3"><text:span text:style-name="T2">Hashes</text:span></text:p>
          </draw:text-box>
        </draw:frame>
        <draw:custom-shape draw:style-name="gr2" draw:text-style-name="P6" draw:layer="layout" svg:width="9.565cm" svg:height="1.495cm" svg:x="1.308cm" svg:y="13.529cm">
          <text:p text:style-name="P5"><text:span text:style-name="T3">Krassimir Berov</text:span></text:p>
          <draw:enhanced-geometry svg:viewBox="0 0 21600 21600" draw:type="rectangle" draw:enhanced-path="M 0 0 L 21600 0 21600 21600 0 21600 0 0 Z N"/>
        </draw:custom-shape>
        <draw:custom-shape draw:style-name="gr3" draw:layer="layout" svg:width="8.824cm" svg:height="0.838cm" svg:x="1.357cm" svg:y="16.796cm">
          <office:event-listeners>
            <presentation:event-listener script:event-name="dom:click" presentation:action="show" xlink:href="" xlink:type="simple" xlink:show="embed" xlink:actuate="onRequest"/>
          </office:event-listeners>
          <text:p><text:a xlink:href="http://i-can.eu/">I-can.eu</text:a></text:p>
          <draw:enhanced-geometry svg:viewBox="0 0 21600 21600" draw:type="rectangle" draw:enhanced-path="M 0 0 L 21600 0 21600 21600 0 21600 0 0 Z N"/>
        </draw:custom-shape>
        <presentation:notes draw:style-name="dp2">
          <draw:custom-shape draw:style-name="gr4"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8" draw:layer="layout" svg:width="14.46cm" svg:height="12.79cm" svg:x="2.628cm" svg:y="13.503cm" presentation:class="notes" presentation:placeholder="true" presentation:user-transformed="true">
            <draw:text-box/>
          </draw:frame>
        </presentation:notes>
      </draw:page>
      <draw:page draw:name="page2" draw:style-name="dp1" draw:master-page-name="По_20_подразбиране" presentation:presentation-page-layout-name="AL1T0" presentation:use-date-time-name="dtd1">
        <office:forms form:automatic-focus="false" form:apply-design-mode="false"/>
        <draw:frame presentation:style-name="pr3" draw:text-style-name="P3" draw:layer="layout" svg:width="17.599cm" svg:height="3.273cm" svg:x="7.099cm" svg:y="-0.175cm" presentation:class="title">
          <draw:text-box>
            <text:p text:style-name="P3">Hashes</text:p>
          </draw:text-box>
        </draw:frame>
        <presentation:notes draw:style-name="dp2">
          <office:forms form:automatic-focus="false" form:apply-design-mode="false"/>
          <draw:page-thumbnail draw:style-name="gr5" draw:layer="layout" svg:width="14.208cm" svg:height="10.655cm" svg:x="2.756cm" svg:y="2.134cm" draw:page-number="2"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3" draw:style-name="dp1" draw:master-page-name="По_20_подразбиране" presentation:presentation-page-layout-name="AL2T1">
        <office:forms form:automatic-focus="false" form:apply-design-mode="false"/>
        <draw:frame presentation:style-name="pr5" draw:text-style-name="P2" draw:layer="layout" svg:width="17.603cm" svg:height="2.528cm" svg:x="7.099cm" svg:y="0.197cm" presentation:class="title" presentation:user-transformed="true">
          <draw:text-box>
            <text:p text:style-name="P10"><text:span text:style-name="T4">Contents</text:span></text:p>
          </draw:text-box>
        </draw:frame>
        <draw:frame presentation:style-name="pr6" draw:text-style-name="P12" draw:layer="layout" svg:width="23.6cm" svg:height="14.805cm" svg:x="0.9cm" svg:y="3.523cm" presentation:class="outline" presentation:user-transformed="true">
          <draw:text-box>
            <text:list text:style-name="L3">
              <text:list-item>
                <text:p text:style-name="P11"><text:span text:style-name="T4">What is a hash?</text:span></text:p>
              </text:list-item>
              <text:list-item>
                <text:p text:style-name="P11"><text:span text:style-name="T4">Hash representation</text:span></text:p>
              </text:list-item>
              <text:list-item>
                <text:p text:style-name="P11"><text:span text:style-name="T4">Working with hash elements (exists, delete, defined)</text:span></text:p>
              </text:list-item>
              <text:list-item>
                <text:p text:style-name="P11"><text:span text:style-name="T4">Other Hash Functions</text:span></text:p>
              </text:list-item>
            </text:list>
          </draw:text-box>
        </draw:frame>
        <presentation:notes draw:style-name="dp3" presentation:use-footer-name="ftr1">
          <draw:custom-shape draw:style-name="gr4"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8" draw:layer="layout" svg:width="14.46cm" svg:height="12.79cm" svg:x="2.628cm" svg:y="13.503cm" presentation:class="notes" presentation:placeholder="true" presentation:user-transformed="true">
            <draw:text-box/>
          </draw:frame>
        </presentation:notes>
      </draw:page>
      <draw:page draw:name="page4" draw:style-name="dp1" draw:master-page-name="По_20_подразбиране" presentation:presentation-page-layout-name="AL2T1">
        <office:forms form:automatic-focus="false" form:apply-design-mode="false"/>
        <draw:frame presentation:style-name="pr7" draw:text-style-name="P8" draw:layer="layout" svg:width="17.599cm" svg:height="3.023cm" svg:x="7.099cm" svg:y="0cm" presentation:class="title" presentation:user-transformed="true">
          <draw:text-box>
            <text:p text:style-name="P8">What is a hash?</text:p>
          </draw:text-box>
        </draw:frame>
        <draw:frame presentation:style-name="pr8" draw:text-style-name="P15" draw:layer="layout" svg:width="23.596cm" svg:height="14.825cm" svg:x="0.9cm" svg:y="3.522cm" presentation:class="outline" presentation:user-transformed="true">
          <draw:text-box>
            <text:list text:style-name="L4">
              <text:list-item>
                <text:p text:style-name="P13"><text:span text:style-name="T5">A hash represents a set of key/value pairs</text:span></text:p>
              </text:list-item>
              <text:list-item>
                <text:p text:style-name="P13"><text:span text:style-name="T5">The keys of a hash are not pre-declared. If the key does not exist during an ASSIGNMENT, the key is created and given the assigned value.</text:span></text:p>
              </text:list-item>
              <text:list-item>
                <text:p text:style-name="P14"><text:span text:style-name="T6">A hash variable name is a percent sign (%) followed by a letter, followed by zero or more letters, digits, and underscores</text:span></text:p>
              </text:list-item>
            </text:list>
          </draw:text-box>
        </draw:frame>
        <draw:custom-shape draw:style-name="gr6" draw:text-style-name="P17" draw:layer="layout" svg:width="22.3cm" svg:height="3.389cm" svg:x="1.7cm" svg:y="13cm">
          <text:p text:style-name="P16"><text:span text:style-name="T7">my %fruit_colors = (</text:span></text:p>
          <text:p text:style-name="P16"><text:span text:style-name="T7"><text:s text:c="4"/></text:span><text:span text:style-name="T7">apple <text:s/>=&gt; "red",</text:span></text:p>
          <text:p text:style-name="P16"><text:span text:style-name="T7"><text:s text:c="4"/></text:span><text:span text:style-name="T7">banana =&gt; "yellow",</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4"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5" draw:style-name="dp1" draw:master-page-name="По_20_подразбиране" presentation:presentation-page-layout-name="AL2T1">
        <office:forms form:automatic-focus="false" form:apply-design-mode="false"/>
        <draw:frame presentation:style-name="pr7" draw:text-style-name="P8" draw:layer="layout" svg:width="17.599cm" svg:height="3.023cm" svg:x="7.099cm" svg:y="-0.05cm" presentation:class="title">
          <draw:text-box>
            <text:p text:style-name="P8">Hash representation</text:p>
          </draw:text-box>
        </draw:frame>
        <draw:frame presentation:style-name="pr8" draw:text-style-name="P18" draw:layer="layout" svg:width="23.596cm" svg:height="14.825cm" svg:x="0.9cm" svg:y="3.522cm" presentation:class="outline" presentation:user-transformed="true">
          <draw:text-box>
            <text:list text:style-name="L4">
              <text:list-item>
                <text:p text:style-name="P8"><text:span text:style-name="T6">There is not really a literal representation for a hash, so instead hash is represented as a list. </text:span></text:p>
              </text:list-item>
              <text:list-item>
                <text:p text:style-name="P8"><text:span text:style-name="T6">Each pair of elements in the list defines a key and its corresponding value. This <text:s/>representation can be assigned into another hash, which will then recreate the same hash. </text:span></text:p>
              </text:list-item>
              <text:list-item>
                <text:p text:style-name="P8"><text:span text:style-name="T6">Example:</text:span></text:p>
              </text:list-item>
            </text:list>
          </draw:text-box>
        </draw:frame>
        <draw:custom-shape draw:style-name="gr7" draw:text-style-name="P17" draw:layer="layout" svg:width="22.3cm" svg:height="6.514cm" svg:x="1.7cm" svg:y="12.101cm">
          <text:p text:style-name="P16"><text:span text:style-name="T7">use Data::Dumper; $\ =$/;</text:span></text:p>
          <text:p text:style-name="P16"><text:span text:style-name="T7">my %fruit_colors = ('apple', 'red', 'banana', 'yellow');</text:span></text:p>
          <text:p text:style-name="P16"><text:span text:style-name="T7">print Dumper(\%fruit_colors);</text:span></text:p>
          <text:p text:style-name="P16"><text:span text:style-name="T7">my @fruit_colors = %fruit_colors;</text:span></text:p>
          <text:p text:style-name="P16"><text:span text:style-name="T7">print Dumper(\@fruit_colors);</text:span></text:p>
          <text:p text:style-name="P16"><text:span text:style-name="T7">%fruit_colors = @fruit_colors;</text:span></text:p>
          <text:p text:style-name="P16"><text:span text:style-name="T7">$fruit_colors{pear} = 'yellow';#add a key/value pair</text:span></text:p>
          <text:p text:style-name="P16"><text:span text:style-name="T7">print Dumper(\%fruit_colors);</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5"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6"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05cm" presentation:class="title">
          <draw:text-box>
            <text:p text:style-name="P8"><text:span text:style-name="T8">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exists</text:p>
              </text:list-item>
              <text:list-item>
                <text:p text:style-name="P8">defined</text:p>
              </text:list-item>
              <text:list-item>
                <text:p text:style-name="P8">delete</text:p>
              </text:list-item>
            </text:list>
          </draw:text-box>
        </draw:frame>
        <presentation:notes draw:style-name="dp3" presentation:use-footer-name="ftr1">
          <draw:page-thumbnail draw:style-name="gr5" draw:layer="layout" svg:width="14.208cm" svg:height="10.655cm" svg:x="2.756cm" svg:y="2.134cm" draw:page-number="6"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7"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cm" presentation:class="title">
          <draw:text-box>
            <text:p text:style-name="P8"><text:span text:style-name="T8">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exists EXPR<text:line-break/><text:span text:style-name="T6">Given an expression that specifies a hash element or array element, returns true if the specified element in the hash or array has ever been initialized, even if the corresponding value is undefined. </text:span><text:span text:style-name="T6"><text:line-break/></text:span><text:span text:style-name="T6">The element is not autovivified if it doesn't exist.</text:span></text:p>
              </text:list-item>
            </text:list>
          </draw:text-box>
        </draw:frame>
        <draw:custom-shape draw:style-name="gr8" draw:text-style-name="P17" draw:layer="layout" svg:width="21.95cm" svg:height="6.413cm" svg:x="1.725cm" svg:y="11.702cm">
          <text:p text:style-name="P16"><text:span text:style-name="T7">my %f_colors = ('apple', 'red', 'banana', 'yellow');</text:span></text:p>
          <text:p text:style-name="P16"><text:span text:style-name="T7">my @f_colors = %f_colors;</text:span></text:p>
          <text:p text:style-name="P16"><text:span text:style-name="T7">exists $f_colors[0] and</text:span></text:p>
          <text:p text:style-name="P16"><text:span text:style-name="T7"><text:s text:c="4"/></text:span><text:span text:style-name="T7">print $f_colors[0] .' exists';</text:span></text:p>
          <text:p text:style-name="P16"><text:span text:style-name="T7">exists $f_colors{'apple'} and</text:span></text:p>
          <text:p text:style-name="P16"><text:span text:style-name="T7"><text:s text:c="4"/></text:span><text:span text:style-name="T7">print ' and is '.$f_colors{'apple'};</text:span></text:p>
          <text:p text:style-name="P16"><text:span text:style-name="T7">print 'Ops... '</text:span></text:p>
          <text:p text:style-name="P16"><text:span text:style-name="T7"><text:s text:c="4"/></text:span><text:span text:style-name="T7">.$f_colors[0].' is '.$f_colors{$f_colors[0]};</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7"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8"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cm" presentation:class="title">
          <draw:text-box>
            <text:p text:style-name="P8"><text:span text:style-name="T8">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defined EXPR</text:p>
                <text:list>
                  <text:list-item>
                    <text:p text:style-name="P8"><text:span text:style-name="T9">Returns a Boolean value telling whether EXPR has a value other than the undefined value </text:span><text:span text:style-name="T10">undef</text:span><text:span text:style-name="T9">...</text:span></text:p>
                  </text:list-item>
                  <text:list-item>
                    <text:p text:style-name="P8"><text:span text:style-name="T9">When used on a hash element, it tells you whether the value is defined, not whether the key exists in the hash. Use </text:span><text:span text:style-name="T10">exists</text:span><text:span text:style-name="T9"> for the latter purpose.</text:span></text:p>
                  </text:list-item>
                </text:list>
              </text:list-item>
            </text:list>
          </draw:text-box>
        </draw:frame>
        <draw:custom-shape draw:style-name="gr9" draw:text-style-name="P17" draw:layer="layout" svg:width="21.95cm" svg:height="5.657cm" svg:x="1.725cm" svg:y="12.303cm">
          <text:p text:style-name="P16"><text:span text:style-name="T7">my %f_colors = ('apple', 'red', 'banana', 'yellow');</text:span></text:p>
          <text:p text:style-name="P16"><text:span text:style-name="T7">my @f_colors = %f_colors;</text:span></text:p>
          <text:p text:style-name="P16"><text:span text:style-name="T7">defined $f_colors[0] and</text:span></text:p>
          <text:p text:style-name="P16"><text:span text:style-name="T7"><text:s text:c="4"/></text:span><text:span text:style-name="T7">print $f_colors[0] .' defined';</text:span></text:p>
          <text:p text:style-name="P16"><text:span text:style-name="T7">defined $f_colors{'apple'} and</text:span></text:p>
          <text:p text:style-name="P16"><text:span text:style-name="T7"><text:s text:c="4"/></text:span><text:span text:style-name="T7">print ' and is '.$f_colors{'apple'};</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8"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9"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cm" presentation:class="title">
          <draw:text-box>
            <text:p text:style-name="P8"><text:span text:style-name="T8">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delete EXPR</text:p>
                <text:list>
                  <text:list-item>
                    <text:p text:style-name="P8"><text:span text:style-name="T11">Given an expression that specifies a hash element, array element, hash slice, or array slice, deletes the specified element(s) from the hash or array... </text:span></text:p>
                  </text:list-item>
                  <text:list-item>
                    <text:p text:style-name="P8"><text:span text:style-name="T11">Returns a list with the same number of elements as the number of elements for which deletion was attempted. Each element of that list consists of either the value of the element deleted, or the undefined value. </text:span></text:p>
                  </text:list-item>
                  <text:list-item>
                    <text:p text:style-name="P8"><text:span text:style-name="T11">In scalar context, this means that you get the value of the last element deleted (or the undefined value if that element did not exist).</text:span><text:span text:style-name="T11"><text:line-break/></text:span><text:span text:style-name="T11">See: perlfunc/delete</text:span></text:p>
                  </text:list-item>
                </text:list>
              </text:list-item>
            </text:list>
          </draw:text-box>
        </draw:frame>
        <presentation:notes draw:style-name="dp3" presentation:use-footer-name="ftr1">
          <draw:page-thumbnail draw:style-name="gr5" draw:layer="layout" svg:width="14.208cm" svg:height="10.655cm" svg:x="2.756cm" svg:y="2.134cm" draw:page-number="9"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10" draw:style-name="dp1" draw:master-page-name="По_20_подразбиране" presentation:presentation-page-layout-name="AL2T1">
        <office:forms form:automatic-focus="false" form:apply-design-mode="false"/>
        <draw:frame presentation:style-name="pr7" draw:text-style-name="P19" draw:layer="layout" svg:width="17.599cm" svg:height="3.023cm" svg:x="7.099cm" svg:y="0cm" presentation:class="title">
          <draw:text-box>
            <text:p text:style-name="P8"><text:span text:style-name="T8">Working with hash elements</text:span></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delete (Example)</text:p>
              </text:list-item>
            </text:list>
          </draw:text-box>
        </draw:frame>
        <draw:custom-shape draw:style-name="gr10" draw:text-style-name="P17" draw:layer="layout" svg:width="21.95cm" svg:height="8.681cm" svg:x="1.725cm" svg:y="5.9cm">
          <text:p text:style-name="P16"><text:span text:style-name="T7">my %f_colors = ('apple', 'red', 'banana', 'yellow');</text:span></text:p>
          <text:p text:style-name="P16"><text:span text:style-name="T7">my @f_colors = %f_colors;</text:span></text:p>
          <text:p text:style-name="P16"><text:span text:style-name="T7">push @f_colors,('pear','yellow');</text:span></text:p>
          <text:p text:style-name="P16"><text:span text:style-name="T7">%f_colors = @f_colors;</text:span></text:p>
          <text:p text:style-name="P16"><text:span text:style-name="T7">print Dumper \@f_colors;</text:span></text:p>
          <text:p text:style-name="P16"><text:span text:style-name="T7">print Dumper \%f_colors;</text:span></text:p>
          <text:p text:style-name="P16"><text:span text:style-name="T7">print delete $f_colors[-1];</text:span></text:p>
          <text:p text:style-name="P16"><text:span text:style-name="T7">print delete @f_colors{qw(apple banana)};</text:span></text:p>
          <text:p text:style-name="P16"><text:span text:style-name="T7">print 'after delete:';</text:span></text:p>
          <text:p text:style-name="P16"><text:span text:style-name="T7">print Dumper \%f_colors;</text:span></text:p>
          <text:p text:style-name="P16"><text:span text:style-name="T7">print Dumper \@f_colors;</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10"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11" draw:style-name="dp4" draw:master-page-name="По_20_подразбиране" presentation:presentation-page-layout-name="AL2T1">
        <office:forms form:automatic-focus="false" form:apply-design-mode="false"/>
        <draw:frame presentation:style-name="pr7" draw:text-style-name="P8" draw:layer="layout" svg:width="17.599cm" svg:height="3.023cm" svg:x="7.099cm" svg:y="0cm" presentation:class="title">
          <draw:text-box>
            <text:p text:style-name="P8">Other Hash Functions</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each</text:p>
              </text:list-item>
              <text:list-item>
                <text:p text:style-name="P8">keys</text:p>
              </text:list-item>
              <text:list-item>
                <text:p text:style-name="P8">values</text:p>
              </text:list-item>
            </text:list>
          </draw:text-box>
        </draw:frame>
        <presentation:notes draw:style-name="dp3" presentation:use-footer-name="ftr1">
          <draw:page-thumbnail draw:style-name="gr5" draw:layer="layout" svg:width="14.208cm" svg:height="10.655cm" svg:x="2.756cm" svg:y="2.134cm" draw:page-number="11" presentation:class="page"/>
          <draw:frame presentation:style-name="pr4" draw:text-style-name="P9" draw:layer="layout" svg:width="14.46cm" svg:height="12.539cm" svg:x="2.628cm" svg:y="13.503cm" presentation:class="notes" presentation:placeholder="true" presentation:user-transformed="true">
            <draw:text-box/>
          </draw:frame>
        </presentation:notes>
      </draw:page>
      <draw:page draw:name="page12" draw:style-name="dp4" draw:master-page-name="По_20_подразбиране" presentation:presentation-page-layout-name="AL2T1">
        <office:forms form:automatic-focus="false" form:apply-design-mode="false"/>
        <draw:frame presentation:style-name="pr7" draw:text-style-name="P8" draw:layer="layout" svg:width="17.599cm" svg:height="3.023cm" svg:x="7.099cm" svg:y="-0.05cm" presentation:class="title">
          <draw:text-box>
            <text:p text:style-name="P8">Other Hash Functions</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each HASH</text:p>
                <text:list>
                  <text:list-item>
                    <text:p text:style-name="P8"><text:span text:style-name="T9">When called in list context, returns a 2-element list consisting of the key and value for the next element of a hash, so that you can iterate over it. </text:span></text:p>
                  </text:list-item>
                  <text:list-item>
                    <text:p text:style-name="P8"><text:span text:style-name="T9">When called in scalar context, returns only the key for the next element in the hash.</text:span></text:p>
                  </text:list-item>
                  <text:list-item>
                    <text:p text:style-name="P8"><text:span text:style-name="T9">Entries are returned in an apparently random order. </text:span></text:p>
                  </text:list-item>
                  <text:list-item>
                    <text:p text:style-name="P8"><text:span text:style-name="T9">The actual random order is guaranteed to be in the same order as either the </text:span><text:span text:style-name="T10">keys</text:span><text:span text:style-name="T9"> or </text:span><text:span text:style-name="T10">values</text:span><text:span text:style-name="T9"> function would produce on the same (unmodified) hash. </text:span></text:p>
                  </text:list-item>
                </text:list>
              </text:list-item>
            </text:list>
          </draw:text-box>
        </draw:frame>
        <draw:custom-shape draw:style-name="gr11" draw:text-style-name="P17" draw:layer="layout" svg:width="22.3cm" svg:height="2.633cm" svg:x="1.55cm" svg:y="15.267cm">
          <text:p text:style-name="P16"><text:span text:style-name="T7">while (($key,$value) = each %ENV) {</text:span></text:p>
          <text:p text:style-name="P16"><text:span text:style-name="T7"><text:s text:c="4"/></text:span><text:span text:style-name="T7">print "$key=&gt;$value\n";</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12"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13" draw:style-name="dp1" draw:master-page-name="По_20_подразбиране" presentation:presentation-page-layout-name="AL2T1">
        <office:forms form:automatic-focus="false" form:apply-design-mode="false"/>
        <draw:frame presentation:style-name="pr7" draw:text-style-name="P8" draw:layer="layout" svg:width="17.599cm" svg:height="3.023cm" svg:x="7.099cm" svg:y="-0.05cm" presentation:class="title">
          <draw:text-box>
            <text:p text:style-name="P8">Other Hash Functions</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keys HASH<text:line-break/>Returns a list consisting of all the keys of the named hash. (In scalar context, returns the number of keys.)</text:p>
              </text:list-item>
            </text:list>
          </draw:text-box>
        </draw:frame>
        <draw:custom-shape draw:style-name="gr12" draw:text-style-name="P17" draw:layer="layout" svg:width="22.3cm" svg:height="3.389cm" svg:x="1.7cm" svg:y="14.068cm">
          <text:p text:style-name="P16"><text:span text:style-name="T7">#sorted by key</text:span></text:p>
          <text:p text:style-name="P16"><text:span text:style-name="T7">foreach $key (sort(keys %ENV)) {</text:span></text:p>
          <text:p text:style-name="P16"><text:span text:style-name="T7"><text:s text:c="4"/></text:span><text:span text:style-name="T7">print $key, ' =&gt; ', $ENV{$key}, "\n";</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13"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14" draw:style-name="dp4" draw:master-page-name="По_20_подразбиране" presentation:presentation-page-layout-name="AL2T1">
        <office:forms form:automatic-focus="false" form:apply-design-mode="false"/>
        <draw:frame presentation:style-name="pr7" draw:text-style-name="P8" draw:layer="layout" svg:width="17.599cm" svg:height="3.023cm" svg:x="7.099cm" svg:y="-0.05cm" presentation:class="title">
          <draw:text-box>
            <text:p text:style-name="P8">Other Hash Functions</text:p>
          </draw:text-box>
        </draw:frame>
        <draw:frame presentation:style-name="pr8" draw:text-style-name="P20" draw:layer="layout" svg:width="23.596cm" svg:height="14.825cm" svg:x="0.9cm" svg:y="3.522cm" presentation:class="outline" presentation:user-transformed="true">
          <draw:text-box>
            <text:list text:style-name="L4">
              <text:list-item>
                <text:p text:style-name="P8">values HASH</text:p>
                <text:list>
                  <text:list-item>
                    <text:p text:style-name="P8"><text:span text:style-name="T6">Returns a list consisting of all the values of the named hash. (In a scalar context, returns the number of values.)</text:span></text:p>
                  </text:list-item>
                  <text:list-item>
                    <text:p text:style-name="P8"><text:span text:style-name="T6">There is a single iterator for each hash, shared by all </text:span><text:span text:style-name="T12">each</text:span><text:span text:style-name="T6">, </text:span><text:span text:style-name="T12">keys</text:span><text:span text:style-name="T6">, and </text:span><text:span text:style-name="T12">values</text:span><text:span text:style-name="T6"> function calls in the program.</text:span></text:p>
                  </text:list-item>
                </text:list>
              </text:list-item>
            </text:list>
          </draw:text-box>
        </draw:frame>
        <draw:custom-shape draw:style-name="gr13" draw:text-style-name="P17" draw:layer="layout" svg:width="22.3cm" svg:height="3.389cm" svg:x="1.7cm" svg:y="14.069cm">
          <text:p text:style-name="P16"><text:span text:style-name="T7">#sorted by value</text:span></text:p>
          <text:p text:style-name="P16"><text:span text:style-name="T7">foreach my $value (sort(values %ENV)) {</text:span></text:p>
          <text:p text:style-name="P16"><text:span text:style-name="T7"><text:s text:c="4"/></text:span><text:span text:style-name="T7">print $value, "\n";</text:span></text:p>
          <text:p text:style-name="P16"><text:span text:style-name="T7">}</text:span></text:p>
          <draw:enhanced-geometry svg:viewBox="0 0 21600 21600" draw:mirror-horizontal="false" draw:mirror-vertical="false" draw:type="rectangle" draw:enhanced-path="M 0 0 L 21600 0 21600 21600 0 21600 0 0 Z N"/>
        </draw:custom-shape>
        <presentation:notes draw:style-name="dp3" presentation:use-footer-name="ftr1">
          <draw:page-thumbnail draw:style-name="gr5" draw:layer="layout" svg:width="14.208cm" svg:height="10.655cm" svg:x="2.756cm" svg:y="2.134cm" draw:page-number="14" presentation:class="page"/>
          <draw:frame presentation:style-name="pr4" draw:text-style-name="P8" draw:layer="layout" svg:width="14.46cm" svg:height="12.539cm" svg:x="2.628cm" svg:y="13.503cm" presentation:class="notes" presentation:placeholder="true" presentation:user-transformed="true">
            <draw:text-box/>
          </draw:frame>
        </presentation:notes>
      </draw:page>
      <draw:page draw:name="page15" draw:style-name="dp1" draw:master-page-name="По_20_подразбиране" presentation:presentation-page-layout-name="AL2T1">
        <office:forms form:automatic-focus="false" form:apply-design-mode="false"/>
        <draw:frame presentation:style-name="pr5" draw:text-style-name="P2" draw:layer="layout" svg:width="17.603cm" svg:height="2.528cm" svg:x="7.099cm" svg:y="0.197cm" presentation:class="title" presentation:user-transformed="true">
          <draw:text-box>
            <text:p text:style-name="P10"><text:span text:style-name="T4">Hashes</text:span></text:p>
          </draw:text-box>
        </draw:frame>
        <draw:frame presentation:style-name="pr9" draw:text-style-name="P12" draw:layer="layout" svg:width="12.801cm" svg:height="3.405cm" svg:x="6.499cm" svg:y="7.523cm" presentation:class="outline" presentation:user-transformed="true">
          <draw:text-box>
            <text:p text:style-name="P21"><text:span text:style-name="T13">Questions?</text:span></text:p>
          </draw:text-box>
        </draw:frame>
        <presentation:notes draw:style-name="dp5">
          <draw:page-thumbnail draw:layer="layout" svg:width="14.213cm" svg:height="10.659cm" svg:x="2.756cm" svg:y="2.134cm" draw:page-number="15"/>
          <draw:frame presentation:style-name="pr2" draw:text-style-name="P8" draw:layer="layout" svg:width="14.46cm" svg:height="12.79cm" svg:x="2.628cm" svg:y="13.503cm" presentation:class="notes" presentation:placeholder="true" presentation:user-transformed="true">
            <draw:text-box/>
          </draw:frame>
        </presentation:notes>
      </draw:page>
      <draw:page draw:name="page16" draw:style-name="dp1" draw:master-page-name="По_20_подразбиране" presentation:presentation-page-layout-name="AL2T1">
        <office:forms form:automatic-focus="false" form:apply-design-mode="false"/>
        <draw:frame presentation:style-name="pr5" draw:text-style-name="P2" draw:layer="layout" svg:width="17.603cm" svg:height="2.528cm" svg:x="7.099cm" svg:y="0.197cm" presentation:class="title" presentation:user-transformed="true">
          <draw:text-box>
            <text:p text:style-name="P10"><text:span text:style-name="T4">Exercises</text:span></text:p>
          </draw:text-box>
        </draw:frame>
        <draw:frame presentation:style-name="pr6" draw:text-style-name="P12" draw:layer="layout" svg:width="23.6cm" svg:height="14.805cm" svg:x="0.9cm" svg:y="3.523cm" presentation:class="outline" presentation:placeholder="true" presentation:user-transformed="true">
          <draw:text-box/>
        </draw:frame>
        <presentation:notes draw:style-name="dp3" presentation:use-footer-name="ftr1">
          <draw:custom-shape draw:style-name="gr4" draw:text-style-name="P7" draw:layer="layout" svg:width="14.213cm" svg:height="10.659cm" svg:x="2.756cm" svg:y="2.134cm">
            <text:p/>
            <draw:enhanced-geometry svg:viewBox="0 0 21600 21600" draw:type="mso-spt202" draw:enhanced-path="M 0 0 L 21600 0 21600 21600 0 21600 0 0 Z N"/>
          </draw:custom-shape>
          <draw:frame presentation:style-name="pr2" draw:text-style-name="P9" draw:layer="layout" svg:width="14.46cm" svg:height="12.79cm" svg:x="2.628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2" draw:display-name="Bitmape 2" xlink:href="Pictures/10000000000003200000025800EFCCE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По_20_подразбиране-background" style:display-name="По подразбиране-background" style:family="presentation">
      <style:graphic-properties draw:stroke="none" draw:fill="none" draw:fill-color="#ffffff" style:repeat="stretch" draw:textarea-horizontal-align="center" draw:textarea-vertical-align="middle" draw:shadow="hidden"/>
      <style:paragraph-properties fo:text-align="center"/>
    </style:style>
    <style:style style:name="По_20_подразбиране-backgroundobjects" style:display-name="По подразбиране-backgroundobjects" style:family="presentation">
      <style:graphic-properties draw:shadow="hidden" draw:shadow-offset-x="0.3cm" draw:shadow-offset-y="0.3cm" draw:shadow-color="#808080">
        <text:list-style style:name="По_20_подразбиране-backgroundobjects" style:display-name="По подразбиране-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По_20_подразбиране-notes" style:display-name="По подразбиране-notes" style:family="presentation">
      <style:graphic-properties draw:stroke="none" draw:fill="none">
        <text:list-style style:name="По_20_подразбиране-notes" style:display-name="По подразбиране-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По_20_подразбиране-outline1" style:display-name="По подразбиране-outline1" style:family="presentation">
      <style:graphic-properties draw:stroke="none" draw:fill="none">
        <text:list-style style:name="По_20_подразбиране-outline1" style:display-name="По подразбиране-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style>
    <style:style style:name="По_20_подразбиране-outline2" style:display-name="По подразбиране-outline2" style:family="presentation" style:parent-style-name="По_20_подразбиране-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30pt" fo:font-style="normal" fo:text-shadow="1pt 1pt" style:text-underline-style="none" fo:font-weight="bold" style:font-family-asian="'Arial Unicode MS'" style:font-pitch-asian="variable" style:font-size-asian="30pt" style:font-style-asian="normal" style:font-weight-asian="bold" style:font-family-complex="'Arial Unicode MS'" style:font-pitch-complex="variable" style:font-size-complex="30pt" style:font-style-complex="normal" style:font-weight-complex="bold" style:font-relief="none"/>
    </style:style>
    <style:style style:name="По_20_подразбиране-outline3" style:display-name="По подразбиране-outline3" style:family="presentation" style:parent-style-name="По_20_подразбиране-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По_20_подразбиране-outline4" style:display-name="По подразбиране-outline4" style:family="presentation" style:parent-style-name="По_20_подразбиране-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font-relief="none"/>
    </style:style>
    <style:style style:name="По_20_подразбиране-outline5" style:display-name="По подразбиране-outline5" style:family="presentation" style:parent-style-name="По_20_подразбиране-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6" style:display-name="По подразбиране-outline6" style:family="presentation" style:parent-style-name="По_20_подразбиране-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7" style:display-name="По подразбиране-outline7" style:family="presentation" style:parent-style-name="По_20_подразбиране-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8" style:display-name="По подразбиране-outline8" style:family="presentation" style:parent-style-name="По_20_подразбиране-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9" style:display-name="По подразбиране-outline9" style:family="presentation" style:parent-style-name="По_20_подразбиране-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subtitle" style:display-name="По подразбиране-subtitle" style:family="presentation">
      <style:graphic-properties draw:stroke="none" draw:fill="none" draw:textarea-vertical-align="middle">
        <text:list-style style:name="По_20_подразбиране-subtitle" style:display-name="По подразбиране-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style>
    <style:style style:name="По_20_подразбиране-title" style:display-name="По подразбиране-title" style:family="presentation">
      <style:graphic-properties draw:stroke="none" draw:fill="none" draw:textarea-vertical-align="middle">
        <text:list-style style:name="По_20_подразбиране-title" style:display-name="По подразбиране-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1pt 1pt" style:text-underline-style="none" fo:font-weight="bold" style:font-family-asian="'Arial Unicode MS'" style:font-pitch-asian="variable" style:font-size-asian="40pt" style:font-style-asian="normal" style:font-weight-asian="bold" style:font-family-complex="'Arial Unicode MS'" style:font-pitch-complex="variable" style:font-size-complex="40pt" style:font-style-complex="normal" style:font-weight-complex="bold" style:text-emphasize="none" style:font-relief="none"/>
    </style:style>
    <style:style style:name="perl_5f_course_5f_template-background" style:display-name="perl_course_template-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perl_5f_course_5f_template-backgroundobjects" style:display-name="perl_course_template-backgroundobjects" style:family="presentation">
      <style:graphic-properties draw:shadow="hidden" draw:shadow-offset-x="0.3cm" draw:shadow-offset-y="0.3cm" draw:shadow-color="#808080"/>
      <style:text-properties style:letter-kerning="true"/>
    </style:style>
    <style:style style:name="perl_5f_course_5f_template-notes" style:display-name="perl_course_template-notes" style:family="presentation">
      <style:graphic-properties draw:stroke="none" draw:fill="none">
        <text:list-style style:name="perl_5f_course_5f_template-notes" style:display-name="perl_course_templat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perl_5f_course_5f_template-outline1" style:display-name="perl_course_template-outline1" style:family="presentation">
      <style:graphic-properties draw:stroke="none" draw:fill="none">
        <text:list-style style:name="perl_5f_course_5f_template-outline1" style:display-name="perl_course_templat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style>
    <style:style style:name="perl_5f_course_5f_template-outline2" style:display-name="perl_course_template-outline2" style:family="presentation" style:parent-style-name="perl_5f_course_5f_template-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30pt" fo:font-style="normal" fo:text-shadow="1pt 1pt" style:text-underline-style="none" fo:font-weight="bold" style:font-family-asian="'Arial Unicode MS'" style:font-pitch-asian="variable" style:font-size-asian="30pt" style:font-style-asian="normal" style:font-weight-asian="bold" style:font-family-complex="'Arial Unicode MS'" style:font-pitch-complex="variable" style:font-size-complex="30pt" style:font-style-complex="normal" style:font-weight-complex="bold" style:font-relief="none"/>
    </style:style>
    <style:style style:name="perl_5f_course_5f_template-outline3" style:display-name="perl_course_template-outline3" style:family="presentation" style:parent-style-name="perl_5f_course_5f_template-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perl_5f_course_5f_template-outline4" style:display-name="perl_course_template-outline4" style:family="presentation" style:parent-style-name="perl_5f_course_5f_template-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font-relief="none"/>
    </style:style>
    <style:style style:name="perl_5f_course_5f_template-outline5" style:display-name="perl_course_template-outline5" style:family="presentation" style:parent-style-name="perl_5f_course_5f_template-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6" style:display-name="perl_course_template-outline6" style:family="presentation" style:parent-style-name="perl_5f_course_5f_template-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7" style:display-name="perl_course_template-outline7" style:family="presentation" style:parent-style-name="perl_5f_course_5f_template-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8" style:display-name="perl_course_template-outline8" style:family="presentation" style:parent-style-name="perl_5f_course_5f_template-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9" style:display-name="perl_course_template-outline9" style:family="presentation" style:parent-style-name="perl_5f_course_5f_template-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subtitle" style:display-name="perl_course_template-subtitle" style:family="presentation">
      <style:graphic-properties draw:stroke="none" draw:fill="none" draw:textarea-vertical-align="middle">
        <text:list-style style:name="perl_5f_course_5f_template-subtitle" style:display-name="perl_course_templat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letter-kerning="true"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style>
    <style:style style:name="perl_5f_course_5f_template-title" style:display-name="perl_course_template-title" style:family="presentation">
      <style:graphic-properties draw:stroke="none" draw:fill="none" draw:textarea-vertical-align="middle">
        <text:list-style style:name="perl_5f_course_5f_template-title" style:display-name="perl_course_templat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1pt 1pt" style:text-underline-style="none" fo:font-weight="bold" style:letter-kerning="true" style:font-family-asian="'Arial Unicode MS'" style:font-pitch-asian="variable" style:font-size-asian="40pt" style:font-style-asian="normal" style:font-weight-asian="bold" style:font-family-complex="'Arial Unicode MS'" style:font-pitch-complex="variable" style:font-size-complex="40pt" style:font-style-complex="normal" style:font-weight-complex="bold" style:text-emphasize="none" style:font-relief="none"/>
    </style:style>
    <style:style style:name="Заглавие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Заглавие1-backgroundobjects" style:family="presentation">
      <style:graphic-properties draw:shadow="hidden" draw:shadow-offset-x="0.3cm" draw:shadow-offset-y="0.3cm" draw:shadow-color="#808080"/>
      <style:text-properties style:letter-kerning="true"/>
    </style:style>
    <style:style style:name="Заглавие1-notes" style:family="presentation">
      <style:graphic-properties draw:stroke="none" draw:fill="none">
        <text:list-style style:name="Заглавие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Заглавие1-outline1" style:family="presentation">
      <style:graphic-properties draw:stroke="none" draw:fill="none">
        <text:list-style style:name="Заглавие1-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style>
    <style:style style:name="Заглавие1-outline2" style:family="presentation" style:parent-style-name="Заглавие1-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30pt" fo:font-style="normal" fo:text-shadow="1pt 1pt" style:text-underline-style="none" fo:font-weight="bold" style:font-family-asian="'Arial Unicode MS'" style:font-pitch-asian="variable" style:font-size-asian="30pt" style:font-style-asian="normal" style:font-weight-asian="bold" style:font-family-complex="'Arial Unicode MS'" style:font-pitch-complex="variable" style:font-size-complex="30pt" style:font-style-complex="normal" style:font-weight-complex="bold" style:font-relief="none"/>
    </style:style>
    <style:style style:name="Заглавие1-outline3" style:family="presentation" style:parent-style-name="Заглавие1-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Заглавие1-outline4" style:family="presentation" style:parent-style-name="Заглавие1-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font-relief="none"/>
    </style:style>
    <style:style style:name="Заглавие1-outline5" style:family="presentation" style:parent-style-name="Заглавие1-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Заглавие1-outline6" style:family="presentation" style:parent-style-name="Заглавие1-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Заглавие1-outline7" style:family="presentation" style:parent-style-name="Заглавие1-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Заглавие1-outline8" style:family="presentation" style:parent-style-name="Заглавие1-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Заглавие1-outline9" style:family="presentation" style:parent-style-name="Заглавие1-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Заглавие1-subtitle" style:family="presentation">
      <style:graphic-properties draw:stroke="none" draw:fill="none" draw:textarea-vertical-align="middle">
        <text:list-style style:name="Заглавие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letter-kerning="true"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style>
    <style:style style:name="Заглавие1-title" style:family="presentation">
      <style:graphic-properties draw:stroke="none" draw:fill="none" draw:textarea-vertical-align="middle">
        <text:list-style style:name="Заглавие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1pt 1pt" style:text-underline-style="none" fo:font-weight="bold" style:letter-kerning="true" style:font-family-asian="'Arial Unicode MS'" style:font-pitch-asian="variable" style:font-size-asian="40pt" style:font-style-asian="normal" style:font-weight-asian="bold" style:font-family-complex="'Arial Unicode MS'" style:font-pitch-complex="variable" style:font-size-complex="40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3cm" style:print-orientation="landscape"/>
    </style:page-layout>
    <style:style style:name="Mdp1" style:family="drawing-page">
      <style:drawing-page-properties draw:background-size="border" draw:fill="none" draw:fill-color="#ffffff"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2"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3"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4"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5"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6"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7"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8"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9" style:family="presentation" style:parent-style-name="Заглавие1-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10" style:family="presentation" style:parent-style-name="Заглавие1-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11" style:family="presentation" style:parent-style-name="Заглавие1-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12" style:family="presentation" style:parent-style-name="Заглавие1-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fo:margin-left="0cm" fo:margin-right="0cm" fo:line-height="100%" fo:text-indent="0cm" style:line-break="strict" style:writing-mode="lr-tb"/>
    </style:style>
    <style:style style:name="MP6" style:family="paragraph">
      <style:paragraph-properties text:enable-numbering="false" fo:margin-left="0cm" fo:margin-right="0cm" fo:line-height="100%" fo:text-indent="0cm" style:line-break="strict" style:writing-mode="lr-tb"/>
    </style:style>
    <style:style style:name="MP7" style:family="paragraph">
      <style:paragraph-properties fo:margin-left="0cm" fo:margin-right="0cm" fo:line-height="100%" fo:text-align="end" fo:text-indent="0cm" style:line-break="strict" style:writing-mode="lr-tb"/>
    </style:style>
    <style:style style:name="MP8" style:family="paragraph">
      <style:paragraph-properties text:enable-numbering="false" fo:margin-left="0cm" fo:margin-right="0cm" fo:line-height="100%"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1pt" fo:language="en" fo:country="GB" fo:font-style="italic" style:font-family-asian="'DejaVu Sans'" style:font-pitch-asian="variable" style:font-size-asian="11pt" style:font-style-asian="italic" style:font-family-complex="'DejaVu Sans'" style:font-pitch-complex="variable" style:font-size-complex="11pt" style:font-style-complex="italic"/>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число&gt;</text:page-number></text:span></text:p>
        </draw:text-box>
      </draw:frame>
    </style:handout-master>
    <style:master-page style:name="По_20_подразбиране" style:display-name="По подразбиране" style:page-layout-name="PM1" draw:style-name="Mdp1">
      <office:forms form:automatic-focus="false" form:apply-design-mode="false"/>
      <draw:frame presentation:style-name="По_20_подразбиране-outline1" draw:layer="backgroundobjects" svg:width="23.596cm" svg:height="11.343cm" svg:x="0.9cm" svg:y="3.522cm" presentation:class="outline" presentation:placeholder="true">
        <draw:text-box/>
      </draw:frame>
      <draw:frame presentation:style-name="По_20_подразбиране-title" draw:layer="backgroundobjects" svg:width="17.599cm" svg:height="3.273cm" svg:x="7.099cm" svg:y="-0.175cm" presentation:class="title" presentation:placeholder="true">
        <draw:text-box/>
      </draw:frame>
      <draw:frame draw:style-name="Mgr3" draw:text-style-name="MP3" draw:layer="backgroundobjects" svg:width="2.829cm" svg:height="1.401cm" svg:x="0.171cm" svg:y="0.199cm">
        <draw:image xlink:href="Pictures/100002010000006B000000358834D150.png" xlink:type="simple" xlink:show="embed" xlink:actuate="onLoad">
          <text:p/>
        </draw:image>
      </draw:frame>
      <presentation:notes style:page-layout-name="PM2">
        <office:forms form:automatic-focus="false" form:apply-design-mode="false"/>
        <draw:rect draw:style-name="Mgr4" draw:text-style-name="MP3" draw:layer="backgroundobjects" svg:width="19.72cm" svg:height="28.43cm" svg:x="0cm" svg:y="0cm">
          <text:p/>
        </draw:rect>
        <draw:custom-shape draw:style-name="Mgr5"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6" draw:layer="backgroundobjects" svg:width="8.542cm" svg:height="1.417cm" svg:x="0cm" svg:y="0cm" presentation:class="header">
          <draw:text-box>
            <text:p text:style-name="MP5"><text:span text:style-name="MT2"><presentation:header/></text:span><text:span text:style-name="MT2">*</text:span></text:p>
          </draw:text-box>
        </draw:frame>
        <draw:frame presentation:style-name="Mpr2" draw:text-style-name="MP8" draw:layer="backgroundobjects" svg:width="8.542cm" svg:height="1.417cm" svg:x="11.174cm" svg:y="0cm" presentation:class="date-time">
          <draw:text-box>
            <text:p text:style-name="MP7"><text:span text:style-name="MT2"><presentation:date-time/></text:span><text:span text:style-name="MT2">07/16/96</text:span></text:p>
          </draw:text-box>
        </draw:frame>
        <draw:page-thumbnail presentation:style-name="По_20_подразбиране-title" draw:layer="backgroundobjects" svg:width="14.208cm" svg:height="10.655cm" svg:x="2.756cm" svg:y="2.134cm" presentation:class="page"/>
        <draw:frame presentation:style-name="По_20_подразбиране-notes" draw:layer="backgroundobjects" svg:width="14.46cm" svg:height="12.789cm" svg:x="2.628cm" svg:y="13.503cm" presentation:class="notes" presentation:placeholder="true">
          <draw:text-box/>
        </draw:frame>
        <draw:frame presentation:style-name="Mpr3" draw:text-style-name="MP6"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4" draw:text-style-name="MP8" draw:layer="backgroundobjects" svg:width="8.542cm" svg:height="1.416cm" svg:x="11.174cm" svg:y="27.008cm" presentation:class="page-number">
          <draw:text-box>
            <text:p text:style-name="MP7"><text:span text:style-name="MT2"><text:page-number>&lt;число&gt;</text:page-number></text:span><text:span text:style-name="MT2">##</text:span></text:p>
          </draw:text-box>
        </draw:frame>
      </presentation:notes>
    </style:master-page>
    <style:master-page style:name="perl_5f_course_5f_template" style:display-name="perl_course_template" style:page-layout-name="PM1" draw:style-name="Mdp2">
      <office:forms form:automatic-focus="false" form:apply-design-mode="false"/>
      <draw:frame presentation:style-name="perl_5f_course_5f_template-title" draw:layer="backgroundobjects" svg:width="15.999cm" svg:height="4.519cm" svg:x="4.695cm" svg:y="4.569cm" presentation:class="title" presentation:placeholder="true">
        <draw:text-box/>
      </draw:frame>
      <draw:frame presentation:style-name="perl_5f_course_5f_template-outline1" draw:layer="backgroundobjects" svg:width="22.856cm" svg:height="11.343cm" svg:x="1.27cm" svg:y="4.458cm" presentation:class="outline" presentation:placeholder="true">
        <draw:text-box/>
      </draw:frame>
      <presentation:notes style:page-layout-name="PM2">
        <draw:rect draw:style-name="Mgr4" draw:text-style-name="MP3" draw:layer="backgroundobjects" svg:width="19.72cm" svg:height="28.43cm" svg:x="0cm" svg:y="0cm">
          <text:p/>
        </draw:rect>
        <draw:custom-shape draw:style-name="Mgr5"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6" draw:layer="backgroundobjects" svg:width="8.542cm" svg:height="1.417cm" svg:x="0cm" svg:y="0cm" presentation:class="header">
          <draw:text-box>
            <text:p text:style-name="MP5"><text:span text:style-name="MT2"><presentation:header/></text:span><text:span text:style-name="MT2">*</text:span></text:p>
          </draw:text-box>
        </draw:frame>
        <draw:frame presentation:style-name="Mpr6" draw:text-style-name="MP8" draw:layer="backgroundobjects" svg:width="8.542cm" svg:height="1.417cm" svg:x="11.174cm" svg:y="0cm" presentation:class="date-time">
          <draw:text-box>
            <text:p text:style-name="MP7"><text:span text:style-name="MT2"><presentation:date-time/></text:span><text:span text:style-name="MT2">07/16/96</text:span></text:p>
          </draw:text-box>
        </draw:frame>
        <draw:page-thumbnail presentation:style-name="perl_5f_course_5f_template-title" draw:layer="backgroundobjects" svg:width="14.208cm" svg:height="10.655cm" svg:x="2.756cm" svg:y="2.134cm" presentation:class="page"/>
        <draw:frame presentation:style-name="perl_5f_course_5f_template-notes" draw:layer="backgroundobjects" svg:width="14.46cm" svg:height="12.789cm" svg:x="2.628cm" svg:y="13.503cm" presentation:class="notes" presentation:placeholder="true">
          <draw:text-box/>
        </draw:frame>
        <draw:frame presentation:style-name="Mpr7" draw:text-style-name="MP6"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8" draw:text-style-name="MP8" draw:layer="backgroundobjects" svg:width="8.542cm" svg:height="1.416cm" svg:x="11.174cm" svg:y="27.008cm" presentation:class="page-number">
          <draw:text-box>
            <text:p text:style-name="MP7"><text:span text:style-name="MT2"><text:page-number>&lt;число&gt;</text:page-number></text:span><text:span text:style-name="MT2">##</text:span></text:p>
          </draw:text-box>
        </draw:frame>
      </presentation:notes>
    </style:master-page>
    <style:master-page style:name="Заглавие1" style:page-layout-name="PM1" draw:style-name="Mdp2">
      <office:forms form:automatic-focus="false" form:apply-design-mode="false"/>
      <draw:frame presentation:style-name="Заглавие1-title" draw:layer="backgroundobjects" svg:width="15.999cm" svg:height="4.519cm" svg:x="4.695cm" svg:y="4.569cm" presentation:class="title" presentation:placeholder="true">
        <draw:text-box/>
      </draw:frame>
      <draw:frame presentation:style-name="Заглавие1-outline1" draw:layer="backgroundobjects" svg:width="22.856cm" svg:height="11.343cm" svg:x="1.27cm" svg:y="4.23cm" presentation:class="outline" presentation:placeholder="true">
        <draw:text-box/>
      </draw:frame>
      <presentation:notes style:page-layout-name="PM2">
        <draw:rect draw:style-name="Mgr4" draw:text-style-name="MP3" draw:layer="backgroundobjects" svg:width="19.72cm" svg:height="28.43cm" svg:x="0cm" svg:y="0cm">
          <text:p/>
        </draw:rect>
        <draw:custom-shape draw:style-name="Mgr5"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6" draw:layer="backgroundobjects" svg:width="8.542cm" svg:height="1.417cm" svg:x="0cm" svg:y="0cm" presentation:class="header">
          <draw:text-box>
            <text:p text:style-name="MP5"><text:span text:style-name="MT2"><presentation:header/></text:span><text:span text:style-name="MT2">*</text:span></text:p>
          </draw:text-box>
        </draw:frame>
        <draw:frame presentation:style-name="Mpr10" draw:text-style-name="MP8" draw:layer="backgroundobjects" svg:width="8.542cm" svg:height="1.417cm" svg:x="11.174cm" svg:y="0cm" presentation:class="date-time">
          <draw:text-box>
            <text:p text:style-name="MP7"><text:span text:style-name="MT2"><presentation:date-time/></text:span><text:span text:style-name="MT2">07/16/96</text:span></text:p>
          </draw:text-box>
        </draw:frame>
        <draw:page-thumbnail presentation:style-name="Заглавие1-title" draw:layer="backgroundobjects" svg:width="14.208cm" svg:height="10.655cm" svg:x="2.756cm" svg:y="2.134cm" presentation:class="page"/>
        <draw:frame presentation:style-name="Заглавие1-notes" draw:layer="backgroundobjects" svg:width="14.46cm" svg:height="12.789cm" svg:x="2.628cm" svg:y="13.503cm" presentation:class="notes" presentation:placeholder="true">
          <draw:text-box/>
        </draw:frame>
        <draw:frame presentation:style-name="Mpr11" draw:text-style-name="MP6"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12" draw:text-style-name="MP8" draw:layer="backgroundobjects" svg:width="8.542cm" svg:height="1.416cm" svg:x="11.174cm" svg:y="27.008cm" presentation:class="page-number">
          <draw:text-box>
            <text:p text:style-name="MP7"><text:span text:style-name="MT2"><text:page-number>&lt;число&gt;</text:page-number></text:span><text:span text:style-name="MT2">##</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dc:title>Perl Programming Course</dc:title>
    <meta:initial-creator>Красимир Беров</meta:initial-creator>
    <meta:creation-date>2008-01-25T00:25:19</meta:creation-date>
    <dc:creator>Berov </dc:creator>
    <dc:date>2012-09-26T00:38:42</dc:date>
    <meta:editing-cycles>51</meta:editing-cycles>
    <meta:editing-duration>PT7H1M39S</meta:editing-duration>
    <meta:document-statistic meta:object-count="114"/>
    <meta:user-defined meta:name="Info 1"/>
    <meta:user-defined meta:name="Info 2"/>
    <meta:user-defined meta:name="Info 3"/>
    <meta:user-defined meta:name="Info 4"/>
  </office:meta>
</office:document-meta>
</file>